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Pincod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istrict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basana.html" xlink:type="simple">Abasan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droda.html" xlink:type="simple">Adrod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dval.html" xlink:type="simple">Adval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hmedabad-.html" xlink:type="simple">Ahmedabad.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kru.html" xlink:type="simple">Akru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lampur.html" xlink:type="simple">Alampur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lau.html" xlink:type="simple">Alau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mbaliara.html" xlink:type="simple">Ambaliar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mbareli.html" xlink:type="simple">Ambareli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mbawadi.html" xlink:type="simple">Ambawadi</text:a></text:p>
          </table:table-cell>
          <table:table-cell office:value-type="float" office:value="380006" calcext:value-type="float">
            <text:p>38000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mbawadi-vistar.html" xlink:type="simple">Ambawadi Vistar</text:a></text:p>
          </table:table-cell>
          <table:table-cell office:value-type="float" office:value="380015" calcext:value-type="float">
            <text:p>3800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mbli.html" xlink:type="simple">Ambli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mraiwadi.html" xlink:type="simple">Amraiwadi</text:a></text:p>
          </table:table-cell>
          <table:table-cell office:value-type="float" office:value="380026" calcext:value-type="float">
            <text:p>38002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nandnagar.html" xlink:type="simple">Anandnagar</text:a></text:p>
          </table:table-cell>
          <table:table-cell office:value-type="float" office:value="380007" calcext:value-type="float">
            <text:p>3800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2">
          <table:table-cell office:value-type="string" calcext:value-type="string">
            <text:p><text:a xlink:href="http://www.mapsofindia.com/pincode/india/gujarat/ahmedabad/andej.html" xlink:type="simple">Andej</text:a></text:p>
          </table:table-cell>
          <table:table-cell office:value-type="float" office:value="382115" calcext:value-type="float">
            <text:p>3821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nialik-.html" xlink:type="simple">Aniali ( k )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niali-bhimji.html" xlink:type="simple">Aniali Bhimji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rnej.html" xlink:type="simple">Arnej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salgam.html" xlink:type="simple">Asalgam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sarwa-chakla.html" xlink:type="simple">Asarwa Chakla</text:a></text:p>
          </table:table-cell>
          <table:table-cell office:value-type="float" office:value="380016" calcext:value-type="float">
            <text:p>38001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sarwa-ext-south.html" xlink:type="simple">Asarwa Ext south</text:a></text:p>
          </table:table-cell>
          <table:table-cell office:value-type="float" office:value="380024" calcext:value-type="float">
            <text:p>38002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shoknagar.html" xlink:type="simple">Ashoknagar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shram-road.html" xlink:type="simple">Ashram Road</text:a></text:p>
          </table:table-cell>
          <table:table-cell office:value-type="float" office:value="380009" calcext:value-type="float">
            <text:p>3800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slali.html" xlink:type="simple">Aslali</text:a></text:p>
          </table:table-cell>
          <table:table-cell office:value-type="float" office:value="382427" calcext:value-type="float">
            <text:p>38242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azad-society.html" xlink:type="simple">Azad Society</text:a></text:p>
          </table:table-cell>
          <table:table-cell office:value-type="float" office:value="380015" calcext:value-type="float">
            <text:p>3800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danpur.html" xlink:type="simple">Badanpur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darkha.html" xlink:type="simple">Badarkha</text:a></text:p>
          </table:table-cell>
          <table:table-cell office:value-type="float" office:value="382276" calcext:value-type="float">
            <text:p>38227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gad.html" xlink:type="simple">Bagad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godara.html" xlink:type="simple">Bagodara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jarda.html" xlink:type="simple">Bajard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krana.html" xlink:type="simple">Bakrana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krol.html" xlink:type="simple">Bakrol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ldana.html" xlink:type="simple">Baldana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lsasan.html" xlink:type="simple">Balsasan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mroli.html" xlink:type="simple">Bamroli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msara.html" xlink:type="simple">Bamsara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punagar.html" xlink:type="simple">Bapunagar</text:a></text:p>
          </table:table-cell>
          <table:table-cell office:value-type="float" office:value="380024" calcext:value-type="float">
            <text:p>38002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reja.html" xlink:type="simple">Bareja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rwala-ghelasha.html" xlink:type="simple">Barwala Ghelasha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valiary.html" xlink:type="simple">Bavaliary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vla.html" xlink:type="simple">Bavl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avla-market-yard.html" xlink:type="simple">Bavla Market yard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ehrampura.html" xlink:type="simple">Behrampura</text:a></text:p>
          </table:table-cell>
          <table:table-cell office:value-type="float" office:value="380022" calcext:value-type="float">
            <text:p>38002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ela.html" xlink:type="simple">Bela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daj.html" xlink:type="simple">Bhadaj</text:a></text:p>
          </table:table-cell>
          <table:table-cell office:value-type="float" office:value="380060" calcext:value-type="float">
            <text:p>3800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dana.html" xlink:type="simple">Bhadana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diad.html" xlink:type="simple">Bhadiad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iravnath-road.html" xlink:type="simple">Bhairavnath Road</text:a></text:p>
          </table:table-cell>
          <table:table-cell office:value-type="float" office:value="380028" calcext:value-type="float">
            <text:p>38002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ngadh.html" xlink:type="simple">Bhangadh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nkoda.html" xlink:type="simple">Bhankoda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t.html" xlink:type="simple">Bhat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vda.html" xlink:type="simple">Bhavda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ayla.html" xlink:type="simple">Bhayl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ojwa.html" xlink:type="simple">Bhojw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olad.html" xlink:type="simple">Bholad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oyani.html" xlink:type="simple">Bhoyani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urkhi.html" xlink:type="simple">Bhurkhi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huvaldi.html" xlink:type="simple">Bhuvaldi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ilasia.html" xlink:type="simple">Bilasia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odakdev.html" xlink:type="simple">Bodakdev</text:a></text:p>
          </table:table-cell>
          <table:table-cell office:value-type="float" office:value="380054" calcext:value-type="float">
            <text:p>38005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odia.html" xlink:type="simple">Bodia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ol.html" xlink:type="simple">Bol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opal.html" xlink:type="simple">Bopal</text:a></text:p>
          </table:table-cell>
          <table:table-cell office:value-type="float" office:value="380058" calcext:value-type="float">
            <text:p>38005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bordibazar-viramgam.html" xlink:type="simple">Bordibazar Viramgam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alico-mills.html" xlink:type="simple">Calico Mills</text:a></text:p>
          </table:table-cell>
          <table:table-cell office:value-type="float" office:value="380022" calcext:value-type="float">
            <text:p>38002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antonment.html" xlink:type="simple">Cantonment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loda.html" xlink:type="simple">Chaloda</text:a></text:p>
          </table:table-cell>
          <table:table-cell office:value-type="float" office:value="382260" calcext:value-type="float">
            <text:p>3822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ndarva.html" xlink:type="simple">Chandarva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ndial.html" xlink:type="simple">Chandial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ndisar.html" xlink:type="simple">Chandisar</text:a></text:p>
          </table:table-cell>
          <table:table-cell office:value-type="float" office:value="382260" calcext:value-type="float">
            <text:p>3822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ndlodia.html" xlink:type="simple">Chandlodia</text:a></text:p>
          </table:table-cell>
          <table:table-cell office:value-type="float" office:value="382481" calcext:value-type="float">
            <text:p>38248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ndranagar.html" xlink:type="simple">Chandranaga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ngodar.html" xlink:type="simple">Changodar</text:a></text:p>
          </table:table-cell>
          <table:table-cell office:value-type="float" office:value="382213" calcext:value-type="float">
            <text:p>3822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ranki.html" xlink:type="simple">Charanki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rel.html" xlink:type="simple">Charel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rol.html" xlink:type="simple">Charol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aulaj.html" xlink:type="simple">Chaulaj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ekhla.html" xlink:type="simple">Chekhla</text:a></text:p>
          </table:table-cell>
          <table:table-cell office:value-type="float" office:value="382115" calcext:value-type="float">
            <text:p>3821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habasar.html" xlink:type="simple">Chhabasar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haniar.html" xlink:type="simple">Chhaniar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harodi.html" xlink:type="simple">Chharodi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hasiana.html" xlink:type="simple">Chhasian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iada.html" xlink:type="simple">Chiad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okdi.html" xlink:type="simple">Chokdi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huval-dangarva.html" xlink:type="simple">Chuval Dangarva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ivil-hospital.html" xlink:type="simple">Civil Hospital</text:a></text:p>
          </table:table-cell>
          <table:table-cell office:value-type="float" office:value="380016" calcext:value-type="float">
            <text:p>38001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ctm-char-rasta.html" xlink:type="simple">Ctm Char rasta</text:a></text:p>
          </table:table-cell>
          <table:table-cell office:value-type="float" office:value="380026" calcext:value-type="float">
            <text:p>38002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-cabin.html" xlink:type="simple">D Cabin</text:a></text:p>
          </table:table-cell>
          <table:table-cell office:value-type="float" office:value="380019" calcext:value-type="float">
            <text:p>38001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bhsar.html" xlink:type="simple">Dabhsar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dhana.html" xlink:type="simple">Dadhan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duka.html" xlink:type="simple">Daduka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dusar.html" xlink:type="simple">Dadusar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lod.html" xlink:type="simple">Dalod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ran.html" xlink:type="simple">Daran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riapur.html" xlink:type="simple">Dariapur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slana.html" xlink:type="simple">Daslan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axini-society.html" xlink:type="simple">Daxini Society</text:a></text:p>
          </table:table-cell>
          <table:table-cell office:value-type="float" office:value="380008" calcext:value-type="float">
            <text:p>38000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hgamda.html" xlink:type="simple">Dehgamd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kawada.html" xlink:type="simple">Dekawad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lhi-gate.html" xlink:type="simple">Delhi Gate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o-dholera.html" xlink:type="simple">Deo Dholera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troj.html" xlink:type="simple">Detroj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valiya.html" xlink:type="simple">Devaliya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vpura.html" xlink:type="simple">Devpura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evtimoti.html" xlink:type="simple">Devtimoti</text:a></text:p>
          </table:table-cell>
          <table:table-cell office:value-type="float" office:value="382213" calcext:value-type="float">
            <text:p>3822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akdi.html" xlink:type="simple">Dhakdi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amatvan.html" xlink:type="simple">Dhamatvan</text:a></text:p>
          </table:table-cell>
          <table:table-cell office:value-type="float" office:value="382435" calcext:value-type="float">
            <text:p>3824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anala.html" xlink:type="simple">Dhanala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andhuka.html" xlink:type="simple">Dhandhuk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anwada.html" xlink:type="simple">Dhanwad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arpipla.html" xlink:type="simple">Dharpipla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edasana.html" xlink:type="simple">Dhedasana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ingada.html" xlink:type="simple">Dhingada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olera.html" xlink:type="simple">Dholera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oli.html" xlink:type="simple">Dholi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holka.html" xlink:type="simple">Dholk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igvijaynagar.html" xlink:type="simple">Digvijaynagar</text:a></text:p>
          </table:table-cell>
          <table:table-cell office:value-type="float" office:value="382470" calcext:value-type="float">
            <text:p>3824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istrict-court.html" xlink:type="simple">District Court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odar.html" xlink:type="simple">Dodar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udheshwar-tavdipura.html" xlink:type="simple">Dudheshwar Tavdipura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umana.html" xlink:type="simple">Duman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durgi.html" xlink:type="simple">Durgi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ellisbridge.html" xlink:type="simple">Ellisbridge</text:a></text:p>
          </table:table-cell>
          <table:table-cell office:value-type="float" office:value="380006" calcext:value-type="float">
            <text:p>38000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endla.html" xlink:type="simple">Endla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fangadi.html" xlink:type="simple">Fangadi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fatepur.html" xlink:type="simple">Fatepur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fatewadi.html" xlink:type="simple">Fatewadi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fedra.html" xlink:type="simple">Fedra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lsana.html" xlink:type="simple">Galsana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manpura.html" xlink:type="simple">Gamanpur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mdi.html" xlink:type="simple">Gamdi</text:a></text:p>
          </table:table-cell>
          <table:table-cell office:value-type="float" office:value="382435" calcext:value-type="float">
            <text:p>3824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mph.html" xlink:type="simple">Gamph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ndhi-ashram.html" xlink:type="simple">Gandhi Ashram</text:a></text:p>
          </table:table-cell>
          <table:table-cell office:value-type="float" office:value="380027" calcext:value-type="float">
            <text:p>38002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ndhi-road.html" xlink:type="simple">Gandhi Road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ngad.html" xlink:type="simple">Gangad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nol.html" xlink:type="simple">Ganol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rodia.html" xlink:type="simple">Garodia</text:a></text:p>
          </table:table-cell>
          <table:table-cell office:value-type="float" office:value="382115" calcext:value-type="float">
            <text:p>3821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atrad.html" xlink:type="simple">Gatrad</text:a></text:p>
          </table:table-cell>
          <table:table-cell office:value-type="float" office:value="382449" calcext:value-type="float">
            <text:p>38244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eratpur.html" xlink:type="simple">Geratpur</text:a></text:p>
          </table:table-cell>
          <table:table-cell office:value-type="float" office:value="382435" calcext:value-type="float">
            <text:p>3824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hatisana.html" xlink:type="simple">Ghatisana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hatlodia.html" xlink:type="simple">Ghatlodia</text:a></text:p>
          </table:table-cell>
          <table:table-cell office:value-type="float" office:value="380061" calcext:value-type="float">
            <text:p>380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heekanta-road.html" xlink:type="simple">Gheekanta Road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hoda.html" xlink:type="simple">Ghod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hodasar.html" xlink:type="simple">Ghodasar</text:a></text:p>
          </table:table-cell>
          <table:table-cell office:value-type="float" office:value="380050" calcext:value-type="float">
            <text:p>3800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huma.html" xlink:type="simple">Ghuma</text:a></text:p>
          </table:table-cell>
          <table:table-cell office:value-type="float" office:value="380058" calcext:value-type="float">
            <text:p>38005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irdharnagar.html" xlink:type="simple">Girdharnagar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irmatha.html" xlink:type="simple">Girmatha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ita-mandir-road.html" xlink:type="simple">Gita Mandir road</text:a></text:p>
          </table:table-cell>
          <table:table-cell office:value-type="float" office:value="380022" calcext:value-type="float">
            <text:p>38002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dhavata.html" xlink:type="simple">Godhavata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dhavi.html" xlink:type="simple">Godhavi</text:a></text:p>
          </table:table-cell>
          <table:table-cell office:value-type="float" office:value="382115" calcext:value-type="float">
            <text:p>3821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gla.html" xlink:type="simple">Gogla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mtipur.html" xlink:type="simple">Gomtipur</text:a></text:p>
          </table:table-cell>
          <table:table-cell office:value-type="float" office:value="380021" calcext:value-type="float">
            <text:p>3800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raiya.html" xlink:type="simple">Goraiy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raj.html" xlink:type="simple">Goraj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rasu.html" xlink:type="simple">Gorasu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ota.html" xlink:type="simple">Gota</text:a></text:p>
          </table:table-cell>
          <table:table-cell office:value-type="float" office:value="382481" calcext:value-type="float">
            <text:p>38248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ujarat-high-court.html" xlink:type="simple">Gujarat High court</text:a></text:p>
          </table:table-cell>
          <table:table-cell office:value-type="float" office:value="380060" calcext:value-type="float">
            <text:p>3800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ujarat-university.html" xlink:type="simple">Gujarat University</text:a></text:p>
          </table:table-cell>
          <table:table-cell office:value-type="float" office:value="380009" calcext:value-type="float">
            <text:p>3800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unda.html" xlink:type="simple">Gunda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undi-sarvodaya-ashram.html" xlink:type="simple">Gundi Sarvodaya ashram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unjala.html" xlink:type="simple">Gunjal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unjar.html" xlink:type="simple">Gunjar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gyaspur.html" xlink:type="simple">Gyaspur</text:a></text:p>
          </table:table-cell>
          <table:table-cell office:value-type="float" office:value="382405" calcext:value-type="float">
            <text:p>3824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hansalpur.html" xlink:type="simple">Hansalpu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harniav.html" xlink:type="simple">Harniav</text:a></text:p>
          </table:table-cell>
          <table:table-cell office:value-type="float" office:value="382435" calcext:value-type="float">
            <text:p>3824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hathijan.html" xlink:type="simple">Hathijan</text:a></text:p>
          </table:table-cell>
          <table:table-cell office:value-type="float" office:value="382445" calcext:value-type="float">
            <text:p>3824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hebatpur.html" xlink:type="simple">Hebatpur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hirapur.html" xlink:type="simple">Hirapur</text:a></text:p>
          </table:table-cell>
          <table:table-cell office:value-type="float" office:value="382435" calcext:value-type="float">
            <text:p>3824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hirapura.html" xlink:type="simple">Hirapur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i-e-bapunagar.html" xlink:type="simple">I E bapunagar</text:a></text:p>
          </table:table-cell>
          <table:table-cell office:value-type="float" office:value="380024" calcext:value-type="float">
            <text:p>38002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i-i-m.html" xlink:type="simple">I I m</text:a></text:p>
          </table:table-cell>
          <table:table-cell office:value-type="float" office:value="380015" calcext:value-type="float">
            <text:p>3800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iawa-vasna.html" xlink:type="simple">Iawa (vasna)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ingoli.html" xlink:type="simple">Ingoli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isanpur.html" xlink:type="simple">Isanpur</text:a></text:p>
          </table:table-cell>
          <table:table-cell office:value-type="float" office:value="382443" calcext:value-type="float">
            <text:p>38244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gatpur.html" xlink:type="simple">Jagatpur</text:a></text:p>
          </table:table-cell>
          <table:table-cell office:value-type="float" office:value="382470" calcext:value-type="float">
            <text:p>3824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khada.html" xlink:type="simple">Jakhada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kwada.html" xlink:type="simple">Jakwad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lalpur-vajifa.html" xlink:type="simple">Jalalpur Vajif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lampur.html" xlink:type="simple">Jalampu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lila.html" xlink:type="simple">Jalila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lisana.html" xlink:type="simple">Jalisan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liya.html" xlink:type="simple">Jaliy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malpur.html" xlink:type="simple">Jamalpur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mp.html" xlink:type="simple">Jamp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ntanagar.html" xlink:type="simple">Jantanagar</text:a></text:p>
          </table:table-cell>
          <table:table-cell office:value-type="float" office:value="382449" calcext:value-type="float">
            <text:p>38244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wahar-chowk.html" xlink:type="simple">Jawahar Chowk</text:a></text:p>
          </table:table-cell>
          <table:table-cell office:value-type="float" office:value="380008" calcext:value-type="float">
            <text:p>38000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awaraj.html" xlink:type="simple">Jawaraj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eska.html" xlink:type="simple">Jeska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etalpur.html" xlink:type="simple">Jetalpur</text:a></text:p>
          </table:table-cell>
          <table:table-cell office:value-type="float" office:value="382426" calcext:value-type="float">
            <text:p>38242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holapur.html" xlink:type="simple">Jholapur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ivraj-park.html" xlink:type="simple">Jivraj Park</text:a></text:p>
          </table:table-cell>
          <table:table-cell office:value-type="float" office:value="380051" calcext:value-type="float">
            <text:p>38005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odhpur-char-rasta.html" xlink:type="simple">Jodhpur Char rasta</text:a></text:p>
          </table:table-cell>
          <table:table-cell office:value-type="float" office:value="380015" calcext:value-type="float">
            <text:p>3800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oshipura.html" xlink:type="simple">Joshipur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uhapura.html" xlink:type="simple">Juhapura</text:a></text:p>
          </table:table-cell>
          <table:table-cell office:value-type="float" office:value="380055" calcext:value-type="float">
            <text:p>3800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unapadhar.html" xlink:type="simple">Junapadha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uval.html" xlink:type="simple">Juval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juval-rupavati.html" xlink:type="simple">Juval Rupavati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bir-chowk.html" xlink:type="simple">Kabir Chowk</text:a></text:p>
          </table:table-cell>
          <table:table-cell office:value-type="float" office:value="380005" calcext:value-type="float">
            <text:p>3800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dipur.html" xlink:type="simple">Kadipur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dvasan.html" xlink:type="simple">Kadvasan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lana.html" xlink:type="simple">Kalana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li.html" xlink:type="simple">Kali</text:a></text:p>
          </table:table-cell>
          <table:table-cell office:value-type="float" office:value="382470" calcext:value-type="float">
            <text:p>3824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lupur-chakla.html" xlink:type="simple">Kalupur Chakla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lyangadh.html" xlink:type="simple">Kalyangadh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miala.html" xlink:type="simple">Kamiala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mijala.html" xlink:type="simple">Kamijal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nbha.html" xlink:type="simple">Kanbha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neti.html" xlink:type="simple">Kaneti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niyel.html" xlink:type="simple">Kaniyel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nkravadi.html" xlink:type="simple">Kankravadi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nz.html" xlink:type="simple">Kanz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rakthal.html" xlink:type="simple">Karakthal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sindra.html" xlink:type="simple">Kasindra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thwada.html" xlink:type="simple">Kathwada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thwada-maize-product.html" xlink:type="simple">Kathwada Maize product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tosan-road.html" xlink:type="simple">Katosan Road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uka.html" xlink:type="simple">Kauka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avitha.html" xlink:type="simple">Kavitha</text:a></text:p>
          </table:table-cell>
          <table:table-cell office:value-type="float" office:value="382260" calcext:value-type="float">
            <text:p>3822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eliavasna.html" xlink:type="simple">Kelia vasn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erala.html" xlink:type="simple">Keral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eria.html" xlink:type="simple">Keria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esardi.html" xlink:type="simple">Kesardi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dia.html" xlink:type="simple">Khadia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dol.html" xlink:type="simple">Khadol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mbhada.html" xlink:type="simple">Khambhada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midana.html" xlink:type="simple">Khamidana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ndachora-dhandhuka.html" xlink:type="simple">Khandachora Dhandhuk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npur.html" xlink:type="simple">Khanpur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rad.html" xlink:type="simple">Kharad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rakuva-dholka.html" xlink:type="simple">Kharakuva Dholk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s.html" xlink:type="simple">Khas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asta.html" xlink:type="simple">Khast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oda.html" xlink:type="simple">Khoda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odiyar.html" xlink:type="simple">Khodiyar</text:a></text:p>
          </table:table-cell>
          <table:table-cell office:value-type="float" office:value="382421" calcext:value-type="float">
            <text:p>3824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odiyarnagar.html" xlink:type="simple">Khodiyarnagar</text:a></text:p>
          </table:table-cell>
          <table:table-cell office:value-type="float" office:value="382350" calcext:value-type="float">
            <text:p>3823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okarnesh.html" xlink:type="simple">Khokarnesh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okhara-mehmadabad.html" xlink:type="simple">Khokhara Mehmadabad</text:a></text:p>
          </table:table-cell>
          <table:table-cell office:value-type="float" office:value="380008" calcext:value-type="float">
            <text:p>38000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orajnanoda.html" xlink:type="simple">Khorajnanoda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udad.html" xlink:type="simple">Khudad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hun.html" xlink:type="simple">Khun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ocharia.html" xlink:type="simple">Kochari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ointia.html" xlink:type="simple">Kointia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okta.html" xlink:type="simple">Kokt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olat.html" xlink:type="simple">Kolat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oth.html" xlink:type="simple">Koth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othadia.html" xlink:type="simple">Kothadi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rishnanagar.html" xlink:type="simple">Krishnanagar</text:a></text:p>
          </table:table-cell>
          <table:table-cell office:value-type="float" office:value="382345" calcext:value-type="float">
            <text:p>3823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badthal.html" xlink:type="simple">Kubadthal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bernagar.html" xlink:type="simple">Kubernagar</text:a></text:p>
          </table:table-cell>
          <table:table-cell office:value-type="float" office:value="382340" calcext:value-type="float">
            <text:p>3823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bernagar-b-a.html" xlink:type="simple">Kubernagar B a</text:a></text:p>
          </table:table-cell>
          <table:table-cell office:value-type="float" office:value="382340" calcext:value-type="float">
            <text:p>3823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ha.html" xlink:type="simple">Kuha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jad.html" xlink:type="simple">Kujad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kvav.html" xlink:type="simple">Kukvav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markhan.html" xlink:type="simple">Kumarkhan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ndal.html" xlink:type="simple">Kundal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ndli.html" xlink:type="simple">Kundli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npur.html" xlink:type="simple">Kunpur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kunvar.html" xlink:type="simple">Kunvar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l-g-hospital.html" xlink:type="simple">L G hospital</text:a></text:p>
          </table:table-cell>
          <table:table-cell office:value-type="float" office:value="380008" calcext:value-type="float">
            <text:p>38000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lal-darwaja.html" xlink:type="simple">Lal Darwaja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lambha.html" xlink:type="simple">Lambha</text:a></text:p>
          </table:table-cell>
          <table:table-cell office:value-type="float" office:value="382405" calcext:value-type="float">
            <text:p>3824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lapkaman.html" xlink:type="simple">Lapkaman</text:a></text:p>
          </table:table-cell>
          <table:table-cell office:value-type="float" office:value="380060" calcext:value-type="float">
            <text:p>3800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limbadia.html" xlink:type="simple">Limbadia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loliya.html" xlink:type="simple">Loliya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lothal-bhurkhi-rs.html" xlink:type="simple">Lothal Bhurkhi rs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-d-marg.html" xlink:type="simple">M D marg</text:a></text:p>
          </table:table-cell>
          <table:table-cell office:value-type="float" office:value="380022" calcext:value-type="float">
            <text:p>38002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dhupura-market.html" xlink:type="simple">Madhupura Market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drisana.html" xlink:type="simple">Madrisana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hijada.html" xlink:type="simple">Mahijada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karba.html" xlink:type="simple">Makarba</text:a></text:p>
          </table:table-cell>
          <table:table-cell office:value-type="float" office:value="380051" calcext:value-type="float">
            <text:p>38005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khiav.html" xlink:type="simple">Makhiav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ndal.html" xlink:type="simple">Mandal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nek-chowk.html" xlink:type="simple">Manek Chowk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ninagar.html" xlink:type="simple">Maninagar</text:a></text:p>
          </table:table-cell>
          <table:table-cell office:value-type="float" office:value="380008" calcext:value-type="float">
            <text:p>38000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nipur.html" xlink:type="simple">Manipu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nkol.html" xlink:type="simple">Mankol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rusana.html" xlink:type="simple">Marusan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atoda.html" xlink:type="simple">Matoda</text:a></text:p>
          </table:table-cell>
          <table:table-cell office:value-type="float" office:value="382213" calcext:value-type="float">
            <text:p>3822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edra.html" xlink:type="simple">Medra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eghaningar.html" xlink:type="simple">Meghaningar</text:a></text:p>
          </table:table-cell>
          <table:table-cell office:value-type="float" office:value="380016" calcext:value-type="float">
            <text:p>38001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elaj.html" xlink:type="simple">Melaj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emnagar.html" xlink:type="simple">Memnagar</text:a></text:p>
          </table:table-cell>
          <table:table-cell office:value-type="float" office:value="380052" calcext:value-type="float">
            <text:p>38005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ingalpur.html" xlink:type="simple">Mingalpur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iroli.html" xlink:type="simple">Miroli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ithapur.html" xlink:type="simple">Mithapur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dasar.html" xlink:type="simple">Modasar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raiya.html" xlink:type="simple">Moraiya</text:a></text:p>
          </table:table-cell>
          <table:table-cell office:value-type="float" office:value="382213" calcext:value-type="float">
            <text:p>3822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ta-tradia.html" xlink:type="simple">Mota Tradi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tera.html" xlink:type="simple">Motera</text:a></text:p>
          </table:table-cell>
          <table:table-cell office:value-type="float" office:value="380005" calcext:value-type="float">
            <text:p>3800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tikishol.html" xlink:type="simple">Moti kishol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ti-boru.html" xlink:type="simple">Moti Boru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ti-rantai.html" xlink:type="simple">Moti Rantai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oti-vavdi.html" xlink:type="simple">Moti Vavdi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uktipur.html" xlink:type="simple">Muktipur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municipal-corporation.html" xlink:type="simple">Municipal Corporation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-c-market.html" xlink:type="simple">N C market</text:a></text:p>
          </table:table-cell>
          <table:table-cell office:value-type="float" office:value="380002" calcext:value-type="float">
            <text:p>38000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-c-mills.html" xlink:type="simple">N C mills</text:a></text:p>
          </table:table-cell>
          <table:table-cell office:value-type="float" office:value="382345" calcext:value-type="float">
            <text:p>3823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dishala.html" xlink:type="simple">Nadishal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na-chiloda.html" xlink:type="simple">Nana Chiloda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na-ubhada.html" xlink:type="simple">Nana Ubhada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ndej.html" xlink:type="simple">Nandej</text:a></text:p>
          </table:table-cell>
          <table:table-cell office:value-type="float" office:value="382435" calcext:value-type="float">
            <text:p>3824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ni-boru.html" xlink:type="simple">Nani Boru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ni-devti.html" xlink:type="simple">Nani Devti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ni-vavdi.html" xlink:type="simple">Nani Vavdi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nodara.html" xlink:type="simple">Nanodar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ranpura-vistar.html" xlink:type="simple">Naranpura Vistar</text:a></text:p>
          </table:table-cell>
          <table:table-cell office:value-type="float" office:value="380013" calcext:value-type="float">
            <text:p>380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rayannagar.html" xlink:type="simple">Narayannagar</text:a></text:p>
          </table:table-cell>
          <table:table-cell office:value-type="float" office:value="380007" calcext:value-type="float">
            <text:p>3800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roda.html" xlink:type="simple">Naroda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roda-i-e.html" xlink:type="simple">Naroda I e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roda-road.html" xlink:type="simple">Naroda Road</text:a></text:p>
          </table:table-cell>
          <table:table-cell office:value-type="float" office:value="382345" calcext:value-type="float">
            <text:p>3823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roda-s-a.html" xlink:type="simple">Naroda S a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rol.html" xlink:type="simple">Narol</text:a></text:p>
          </table:table-cell>
          <table:table-cell office:value-type="float" office:value="382405" calcext:value-type="float">
            <text:p>3824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va-vadaj.html" xlink:type="simple">Nava Vadaj</text:a></text:p>
          </table:table-cell>
          <table:table-cell office:value-type="float" office:value="380013" calcext:value-type="float">
            <text:p>380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vagam.html" xlink:type="simple">Navagam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vapura.html" xlink:type="simple">Navapura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vda.html" xlink:type="simple">Navda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vjivan.html" xlink:type="simple">Navjivan</text:a></text:p>
          </table:table-cell>
          <table:table-cell office:value-type="float" office:value="380014" calcext:value-type="float">
            <text:p>38001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vrangpura.html" xlink:type="simple">Navrangpura</text:a></text:p>
          </table:table-cell>
          <table:table-cell office:value-type="float" office:value="380009" calcext:value-type="float">
            <text:p>3800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ayakpur.html" xlink:type="simple">Nayakpur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edharad.html" xlink:type="simple">Nedharad</text:a></text:p>
          </table:table-cell>
          <table:table-cell office:value-type="float" office:value="382115" calcext:value-type="float">
            <text:p>3821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esda.html" xlink:type="simple">Nesd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ikol.html" xlink:type="simple">Nikol</text:a></text:p>
          </table:table-cell>
          <table:table-cell office:value-type="float" office:value="382350" calcext:value-type="float">
            <text:p>3823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irnaynagar.html" xlink:type="simple">Nirnaynagar</text:a></text:p>
          </table:table-cell>
          <table:table-cell office:value-type="float" office:value="382481" calcext:value-type="float">
            <text:p>38248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noblenagar.html" xlink:type="simple">Noblenagar</text:a></text:p>
          </table:table-cell>
          <table:table-cell office:value-type="float" office:value="382340" calcext:value-type="float">
            <text:p>3823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-n-g-c.html" xlink:type="simple">O N g c</text:a></text:p>
          </table:table-cell>
          <table:table-cell office:value-type="float" office:value="380005" calcext:value-type="float">
            <text:p>3800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de.html" xlink:type="simple">Ode</text:a></text:p>
          </table:table-cell>
          <table:table-cell office:value-type="float" office:value="382427" calcext:value-type="float">
            <text:p>38242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dhav.html" xlink:type="simple">Odhav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dhav-industrial-estate.html" xlink:type="simple">Odhav Industrial estate</text:a></text:p>
          </table:table-cell>
          <table:table-cell office:value-type="float" office:value="382415" calcext:value-type="float">
            <text:p>3824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gan.html" xlink:type="simple">Ogan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gnaj.html" xlink:type="simple">Ognaj</text:a></text:p>
          </table:table-cell>
          <table:table-cell office:value-type="float" office:value="380060" calcext:value-type="float">
            <text:p>3800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taria.html" xlink:type="simple">Otaria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otaria-sarvodaya-ashram.html" xlink:type="simple">Otaria Sarvodaya ashram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dana.html" xlink:type="simple">Padan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ldi.html" xlink:type="simple">Paldi</text:a></text:p>
          </table:table-cell>
          <table:table-cell office:value-type="float" office:value="380007" calcext:value-type="float">
            <text:p>3800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ldi-kankaj.html" xlink:type="simple">Paldi Kankaj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nar.html" xlink:type="simple">Panar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nchham.html" xlink:type="simple">Panchham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nchhi.html" xlink:type="simple">Panchhi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rabadi.html" xlink:type="simple">Parabadi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rdhol.html" xlink:type="simple">Pardhol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asunj.html" xlink:type="simple">Pasunj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impan.html" xlink:type="simple">Pimpan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ipli.html" xlink:type="simple">Pipli</text:a></text:p>
          </table:table-cell>
          <table:table-cell office:value-type="float" office:value="382465" calcext:value-type="float">
            <text:p>3824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irana.html" xlink:type="simple">Pirana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isawada.html" xlink:type="simple">Pisawada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olarpur.html" xlink:type="simple">Polarpur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olytechnic.html" xlink:type="simple">Polytechnic</text:a></text:p>
          </table:table-cell>
          <table:table-cell office:value-type="float" office:value="380015" calcext:value-type="float">
            <text:p>3800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ost-bureau-extn-counter.html" xlink:type="simple">Post Bureau extn counter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public-office.html" xlink:type="simple">Public Office</text:a></text:p>
          </table:table-cell>
          <table:table-cell office:value-type="float" office:value="380016" calcext:value-type="float">
            <text:p>38001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hemalpur.html" xlink:type="simple">Rahemalpu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ikhad.html" xlink:type="simple">Raikhad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ilway-colony.html" xlink:type="simple">Railway Colony</text:a></text:p>
          </table:table-cell>
          <table:table-cell office:value-type="float" office:value="380019" calcext:value-type="float">
            <text:p>38001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ilwaypura.html" xlink:type="simple">Railwaypura</text:a></text:p>
          </table:table-cell>
          <table:table-cell office:value-type="float" office:value="380002" calcext:value-type="float">
            <text:p>38000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ipur.html" xlink:type="simple">Raipur</text:a></text:p>
          </table:table-cell>
          <table:table-cell office:value-type="float" office:value="380001" calcext:value-type="float">
            <text:p>38000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joda.html" xlink:type="simple">Rajod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jpur-gomtipur.html" xlink:type="simple">Rajpur Gomtipur</text:a></text:p>
          </table:table-cell>
          <table:table-cell office:value-type="float" office:value="380021" calcext:value-type="float">
            <text:p>3800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jpura.html" xlink:type="simple">Rajpura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khial.html" xlink:type="simple">Rakhial</text:a></text:p>
          </table:table-cell>
          <table:table-cell office:value-type="float" office:value="380023" calcext:value-type="float">
            <text:p>38002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khial-udyog-vistar.html" xlink:type="simple">Rakhial Udyog vistar</text:a></text:p>
          </table:table-cell>
          <table:table-cell office:value-type="float" office:value="380023" calcext:value-type="float">
            <text:p>38002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khiana.html" xlink:type="simple">Rakhiana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mol.html" xlink:type="simple">Ramol</text:a></text:p>
          </table:table-cell>
          <table:table-cell office:value-type="float" office:value="382449" calcext:value-type="float">
            <text:p>38244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mpur.html" xlink:type="simple">Rampur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mpura.html" xlink:type="simple">Rampura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nesar.html" xlink:type="simple">Ranesar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ngpur.html" xlink:type="simple">Rangpu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nip.html" xlink:type="simple">Ranip</text:a></text:p>
          </table:table-cell>
          <table:table-cell office:value-type="float" office:value="382480" calcext:value-type="float">
            <text:p>38248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noda.html" xlink:type="simple">Ranod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nodra.html" xlink:type="simple">Ranodra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npur.html" xlink:type="simple">Ranpur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sam.html" xlink:type="simple">Rasam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ayka.html" xlink:type="simple">Rayk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efda.html" xlink:type="simple">Refda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ethal.html" xlink:type="simple">Rethal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evdibazar.html" xlink:type="simple">Revdibazar</text:a></text:p>
          </table:table-cell>
          <table:table-cell office:value-type="float" office:value="380002" calcext:value-type="float">
            <text:p>38000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ibadi.html" xlink:type="simple">Ribadi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ohika.html" xlink:type="simple">Rohika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ojid.html" xlink:type="simple">Rojid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ojka.html" xlink:type="simple">Rojk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udatal.html" xlink:type="simple">Rudatal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upal.html" xlink:type="simple">Rupal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rupgadh.html" xlink:type="simple">Rupgadh</text:a></text:p>
          </table:table-cell>
          <table:table-cell office:value-type="float" office:value="382240" calcext:value-type="float">
            <text:p>3822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-a-c.html" xlink:type="simple">S A c</text:a></text:p>
          </table:table-cell>
          <table:table-cell office:value-type="float" office:value="380015" calcext:value-type="float">
            <text:p>38001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-a-mills.html" xlink:type="simple">S A mills</text:a></text:p>
          </table:table-cell>
          <table:table-cell office:value-type="float" office:value="380008" calcext:value-type="float">
            <text:p>38000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barmati.html" xlink:type="simple">Sabarmati</text:a></text:p>
          </table:table-cell>
          <table:table-cell office:value-type="float" office:value="380005" calcext:value-type="float">
            <text:p>3800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chana.html" xlink:type="simple">Sachan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datpura.html" xlink:type="simple">Sadatpur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hij.html" xlink:type="simple">Sahij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ijpur.html" xlink:type="simple">Saijpur</text:a></text:p>
          </table:table-cell>
          <table:table-cell office:value-type="float" office:value="382405" calcext:value-type="float">
            <text:p>3824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ijpur-bogha.html" xlink:type="simple">Saijpur Bogha</text:a></text:p>
          </table:table-cell>
          <table:table-cell office:value-type="float" office:value="382345" calcext:value-type="float">
            <text:p>3823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iwada.html" xlink:type="simple">Saiwad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lajada.html" xlink:type="simple">Salajada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langpur-hanuman.html" xlink:type="simple">Salangpur - hanuman</text:a></text:p>
          </table:table-cell>
          <table:table-cell office:value-type="float" office:value="382451" calcext:value-type="float">
            <text:p>38245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lasar.html" xlink:type="simple">Salasar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nand.html" xlink:type="simple">Sanand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nathal.html" xlink:type="simple">Sanathal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ndhida.html" xlink:type="simple">Sandhida</text:a></text:p>
          </table:table-cell>
          <table:table-cell office:value-type="float" office:value="382455" calcext:value-type="float">
            <text:p>3824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ngasar.html" xlink:type="simple">Sangasar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ngpura.html" xlink:type="simple">Sangpur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nkod.html" xlink:type="simple">Sankod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andi.html" xlink:type="simple">Sarandi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aspur.html" xlink:type="simple">Saraspur</text:a></text:p>
          </table:table-cell>
          <table:table-cell office:value-type="float" office:value="380018" calcext:value-type="float">
            <text:p>38001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darnagar.html" xlink:type="simple">Sardarnagar</text:a></text:p>
          </table:table-cell>
          <table:table-cell office:value-type="float" office:value="382475" calcext:value-type="float">
            <text:p>38247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gwala.html" xlink:type="simple">Sargwala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i.html" xlink:type="simple">Sari</text:a></text:p>
          </table:table-cell>
          <table:table-cell office:value-type="float" office:value="382220" calcext:value-type="float">
            <text:p>3822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khej.html" xlink:type="simple">Sarkhej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khej-road.html" xlink:type="simple">Sarkhej Road</text:a></text:p>
          </table:table-cell>
          <table:table-cell office:value-type="float" office:value="380007" calcext:value-type="float">
            <text:p>3800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oda.html" xlink:type="simple">Saroda</text:a></text:p>
          </table:table-cell>
          <table:table-cell office:value-type="float" office:value="382260" calcext:value-type="float">
            <text:p>3822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rsavadi.html" xlink:type="simple">Sarsavadi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athal.html" xlink:type="simple">Sathal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ah-alam-roza.html" xlink:type="simple">Shah Alam roza</text:a></text:p>
          </table:table-cell>
          <table:table-cell office:value-type="float" office:value="380028" calcext:value-type="float">
            <text:p>38002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ahibag.html" xlink:type="simple">Shahibag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ahpur.html" xlink:type="simple">Shahpur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ahwadi.html" xlink:type="simple">Shahwadi</text:a></text:p>
          </table:table-cell>
          <table:table-cell office:value-type="float" office:value="382405" calcext:value-type="float">
            <text:p>3824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ardanagar.html" xlink:type="simple">Shardanagar</text:a></text:p>
          </table:table-cell>
          <table:table-cell office:value-type="float" office:value="380007" calcext:value-type="float">
            <text:p>3800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astrinagar.html" xlink:type="simple">Shastrinagar</text:a></text:p>
          </table:table-cell>
          <table:table-cell office:value-type="float" office:value="380013" calcext:value-type="float">
            <text:p>380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ela.html" xlink:type="simple">Shela</text:a></text:p>
          </table:table-cell>
          <table:table-cell office:value-type="float" office:value="380058" calcext:value-type="float">
            <text:p>38005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er.html" xlink:type="simple">Sher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erpura.html" xlink:type="simple">Sherpur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ilaj.html" xlink:type="simple">Shilaj</text:a></text:p>
          </table:table-cell>
          <table:table-cell office:value-type="float" office:value="380058" calcext:value-type="float">
            <text:p>38005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ivpura.html" xlink:type="simple">Shivpura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hiyal.html" xlink:type="simple">Shiyal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iawada.html" xlink:type="simple">Siawada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ihor.html" xlink:type="simple">Sihor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imej.html" xlink:type="simple">Simej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inaj.html" xlink:type="simple">Sinaj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indharej.html" xlink:type="simple">Sindharej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itapur.html" xlink:type="simple">Sitapur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obhasan.html" xlink:type="simple">Sobhasan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odhi.html" xlink:type="simple">Sodhi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ola.html" xlink:type="simple">Sola</text:a></text:p>
          </table:table-cell>
          <table:table-cell office:value-type="float" office:value="380060" calcext:value-type="float">
            <text:p>3800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ola-h-b-c.html" xlink:type="simple">Sola H b c</text:a></text:p>
          </table:table-cell>
          <table:table-cell office:value-type="float" office:value="380013" calcext:value-type="float">
            <text:p>380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olgam.html" xlink:type="simple">Solgam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tadium-marg.html" xlink:type="simple">Stadium Marg</text:a></text:p>
          </table:table-cell>
          <table:table-cell office:value-type="float" office:value="380013" calcext:value-type="float">
            <text:p>380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ub-foreign.html" xlink:type="simple">Sub Foreign</text:a></text:p>
          </table:table-cell>
          <table:table-cell office:value-type="float" office:value="380004" calcext:value-type="float">
            <text:p>38000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ukhrampura.html" xlink:type="simple">Sukhrampura</text:a></text:p>
          </table:table-cell>
          <table:table-cell office:value-type="float" office:value="380023" calcext:value-type="float">
            <text:p>38002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underiana.html" xlink:type="simple">Sunderiana</text:a></text:p>
          </table:table-cell>
          <table:table-cell office:value-type="float" office:value="382255" calcext:value-type="float">
            <text:p>38225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sunvala.html" xlink:type="simple">Sunvala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-b-nagar.html" xlink:type="simple">T B nagar</text:a></text:p>
          </table:table-cell>
          <table:table-cell office:value-type="float" office:value="382350" calcext:value-type="float">
            <text:p>3823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agadi.html" xlink:type="simple">Tagadi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elav.html" xlink:type="simple">Telav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elavi.html" xlink:type="simple">Telavi</text:a></text:p>
          </table:table-cell>
          <table:table-cell office:value-type="float" office:value="382145" calcext:value-type="float">
            <text:p>3821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haltej.html" xlink:type="simple">Thaltej</text:a></text:p>
          </table:table-cell>
          <table:table-cell office:value-type="float" office:value="380059" calcext:value-type="float">
            <text:p>380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haltej-road.html" xlink:type="simple">Thaltej Road</text:a></text:p>
          </table:table-cell>
          <table:table-cell office:value-type="float" office:value="380054" calcext:value-type="float">
            <text:p>38005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hori-mubarak.html" xlink:type="simple">Thori Mubarak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hori-thumbha.html" xlink:type="simple">Thori Thumbh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huleta.html" xlink:type="simple">Thulet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imba.html" xlink:type="simple">Timba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ragad.html" xlink:type="simple">Tragad</text:a></text:p>
          </table:table-cell>
          <table:table-cell office:value-type="float" office:value="382470" calcext:value-type="float">
            <text:p>3824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ransad.html" xlink:type="simple">Transad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trent.html" xlink:type="simple">Trent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ghroj.html" xlink:type="simple">Ughroj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kardi.html" xlink:type="simple">Ukardi</text:a></text:p>
          </table:table-cell>
          <table:table-cell office:value-type="float" office:value="382140" calcext:value-type="float">
            <text:p>3821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khlod.html" xlink:type="simple">Ukhlod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mrela.html" xlink:type="simple">Umrela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nchadi.html" xlink:type="simple">Unchadi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ndrel.html" xlink:type="simple">Undrel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pardal.html" xlink:type="simple">Upardal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utelia.html" xlink:type="simple">Utelia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daj.html" xlink:type="simple">Vadaj</text:a></text:p>
          </table:table-cell>
          <table:table-cell office:value-type="float" office:value="380013" calcext:value-type="float">
            <text:p>380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dgas.html" xlink:type="simple">Vadgas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dhela.html" xlink:type="simple">Vadhela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dod.html" xlink:type="simple">Vadod</text:a></text:p>
          </table:table-cell>
          <table:table-cell office:value-type="float" office:value="382433" calcext:value-type="float">
            <text:p>3824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gad.html" xlink:type="simple">Vagad</text:a>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ldhera.html" xlink:type="simple">Valdher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lhia.html" xlink:type="simple">Valhia</text:a></text:p>
          </table:table-cell>
          <table:table-cell office:value-type="float" office:value="382450" calcext:value-type="float">
            <text:p>3824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linda.html" xlink:type="simple">Valinda</text:a></text:p>
          </table:table-cell>
          <table:table-cell office:value-type="float" office:value="382463" calcext:value-type="float">
            <text:p>38246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nch.html" xlink:type="simple">Vanch</text:a></text:p>
          </table:table-cell>
          <table:table-cell office:value-type="float" office:value="382449" calcext:value-type="float">
            <text:p>38244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ni.html" xlink:type="simple">Vani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npardi.html" xlink:type="simple">Vanpardi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nsva.html" xlink:type="simple">Vansv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nthal.html" xlink:type="simple">Vanthal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rmor.html" xlink:type="simple">Varmor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rna.html" xlink:type="simple">Varna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sai.html" xlink:type="simple">Vasai</text:a></text:p>
          </table:table-cell>
          <table:table-cell office:value-type="float" office:value="382425" calcext:value-type="float">
            <text:p>38242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sisthnagar.html" xlink:type="simple">Vasisthnagar</text:a></text:p>
          </table:table-cell>
          <table:table-cell office:value-type="float" office:value="380008" calcext:value-type="float">
            <text:p>38000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sna.html" xlink:type="simple">Vasn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snaiawa.html" xlink:type="simple">Vasna (iawa)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snachacharvadi.html" xlink:type="simple">Vasna chacharvadi</text:a></text:p>
          </table:table-cell>
          <table:table-cell office:value-type="float" office:value="382213" calcext:value-type="float">
            <text:p>3822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stral.html" xlink:type="simple">Vastral</text:a></text:p>
          </table:table-cell>
          <table:table-cell office:value-type="float" office:value="382418" calcext:value-type="float">
            <text:p>38241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taman.html" xlink:type="simple">Vataman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tva.html" xlink:type="simple">Vatva</text:a></text:p>
          </table:table-cell>
          <table:table-cell office:value-type="float" office:value="382440" calcext:value-type="float">
            <text:p>3824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tva-industrial-estate.html" xlink:type="simple">Vatva Industrial estate</text:a></text:p>
          </table:table-cell>
          <table:table-cell office:value-type="float" office:value="382445" calcext:value-type="float">
            <text:p>3824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autha.html" xlink:type="simple">Vautha</text:a></text:p>
          </table:table-cell>
          <table:table-cell office:value-type="float" office:value="387810" calcext:value-type="float">
            <text:p>3878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ehlal.html" xlink:type="simple">Vehlal</text:a></text:p>
          </table:table-cell>
          <table:table-cell office:value-type="float" office:value="382330" calcext:value-type="float">
            <text:p>3823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ejalka.html" xlink:type="simple">Vejalka</text:a></text:p>
          </table:table-cell>
          <table:table-cell office:value-type="float" office:value="382230" calcext:value-type="float">
            <text:p>3822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ejalpur.html" xlink:type="simple">Vejalpur</text:a></text:p>
          </table:table-cell>
          <table:table-cell office:value-type="float" office:value="380051" calcext:value-type="float">
            <text:p>38005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ekaria.html" xlink:type="simple">Vekaria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nchhan.html" xlink:type="simple">Vinchhan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nchhiya.html" xlink:type="simple">Vinchhiya</text:a></text:p>
          </table:table-cell>
          <table:table-cell office:value-type="float" office:value="382110" calcext:value-type="float">
            <text:p>3821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nzol.html" xlink:type="simple">Vinzol</text:a></text:p>
          </table:table-cell>
          <table:table-cell office:value-type="float" office:value="382445" calcext:value-type="float">
            <text:p>38244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nzuvada.html" xlink:type="simple">Vinzuvada</text:a></text:p>
          </table:table-cell>
          <table:table-cell office:value-type="float" office:value="382130" calcext:value-type="float">
            <text:p>3821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ramgam.html" xlink:type="simple">Viramgam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rdi.html" xlink:type="simple">Virdi</text:a></text:p>
          </table:table-cell>
          <table:table-cell office:value-type="float" office:value="382265" calcext:value-type="float">
            <text:p>38226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rochannagar.html" xlink:type="simple">Virochannagar</text:a></text:p>
          </table:table-cell>
          <table:table-cell office:value-type="float" office:value="382170" calcext:value-type="float">
            <text:p>38217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shalpur.html" xlink:type="simple">Vishalpur</text:a></text:p>
          </table:table-cell>
          <table:table-cell office:value-type="float" office:value="382210" calcext:value-type="float">
            <text:p>3822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vithlpura.html" xlink:type="simple">Vithlpur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zanu.html" xlink:type="simple">Zanu</text:a></text:p>
          </table:table-cell>
          <table:table-cell office:value-type="float" office:value="382430" calcext:value-type="float">
            <text:p>38243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zanzarka.html" xlink:type="simple">Zanzarka</text:a></text:p>
          </table:table-cell>
          <table:table-cell office:value-type="float" office:value="382460" calcext:value-type="float">
            <text:p>38246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zanzarva.html" xlink:type="simple">Zanzarva</text:a></text:p>
          </table:table-cell>
          <table:table-cell office:value-type="float" office:value="382120" calcext:value-type="float">
            <text:p>3821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zezra.html" xlink:type="simple">Zezra</text:a></text:p>
          </table:table-cell>
          <table:table-cell office:value-type="float" office:value="382150" calcext:value-type="float">
            <text:p>3821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  <table:table-row table:style-name="ro1">
          <table:table-cell office:value-type="string" calcext:value-type="string">
            <text:p><text:a xlink:href="http://www.mapsofindia.com/pincode/india/gujarat/ahmedabad/zinzar.html" xlink:type="simple">Zinzar</text:a></text:p>
          </table:table-cell>
          <table:table-cell office:value-type="float" office:value="382250" calcext:value-type="float">
            <text:p>38225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hmedab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23:41:59.799925225</meta:creation-date>
    <dc:date>2015-03-26T23:45:04.525729163</dc:date>
    <meta:editing-duration>P0D</meta:editing-duration>
    <meta:editing-cycles>1</meta:editing-cycles>
    <meta:document-statistic meta:table-count="1" meta:cell-count="2008" meta:object-count="0"/>
    <meta:generator>LibreOffice/4.2.7.2$Linux_X86_64 LibreOffice_project/420m0$Build-2</meta:generator>
  </office:meta>
</office:document-meta>
</file>